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ální" style:family="paragraph">
      <style:text-properties fo:color="#000000"/>
    </style:style>
    <style:style style:name="P3" style:parent-style-name="Normální" style:family="paragraph">
      <style:text-properties fo:color="#000000"/>
    </style:style>
    <style:style style:name="P4" style:parent-style-name="Normální" style:family="paragraph">
      <style:text-properties fo:color="#000000"/>
    </style:style>
    <style:style style:name="T5" style:parent-style-name="Standardnípísmoodstavce" style:family="text">
      <style:text-properties fo:color="#000000"/>
    </style:style>
    <style:style style:name="T6" style:parent-style-name="Standardnípísmoodstavce" style:family="text">
      <style:text-properties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color="#000000"/>
    </style:style>
    <style:style style:name="T10" style:parent-style-name="Standardnípísmoodstavce" style:family="text">
      <style:text-properties fo:color="#FF0000"/>
    </style:style>
  </office:automatic-styles>
  <office:body>
    <office:text text:use-soft-page-breaks="true">
      <text:p text:style-name="P1">Dokumentace<text:s/>k<text:s/>nabídnutí článku</text:p>
      <text:p text:style-name="P2">Pokud chce autor nabídnout nějaký článek, zažádá si o zaslání šablony prostřednictvím formuláře v helpdesku.<text:s/></text:p>
      <text:p text:style-name="P3">Administrátor následně uvolní<text:s/>šablonu<text:s/>do sekce „post“,<text:s/>kde bude přiřazena přímo autorovi – tímto krokem se eliminuje nesrovnalost v šablonách při tvorbě samotným uživatelem.<text:s/></text:p>
      <text:p text:style-name="P4">Uživatel následně vyplní šablonu a nahraje pdf nebo docx soubor se samotným článkem.</text:p>
      <text:p text:style-name="Normální"><text:span text:style-name="T5">Všechny příspěvky</text:span><text:span text:style-name="T6"><text:s/></text:span><text:span text:style-name="T7">budou nejprve<text:s/></text:span><text:span text:style-name="T8">nastaveny jako Private, aby byli nedostupné veřejnosti</text:span><text:span text:style-name="T9"><text:s/>až do kompletního schválení článku.</text:span><text:span text:style-name="T1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áš Král</meta:initial-creator>
    <dc:creator>Tomáš Král</dc:creator>
    <meta:creation-date>2022-12-11T14:10:00Z</meta:creation-date>
    <dc:date>2022-12-11T14:43:00Z</dc:date>
    <meta:template xlink:href="Normal.dotm" xlink:type="simple"/>
    <meta:editing-cycles>1</meta:editing-cycles>
    <meta:editing-duration>PT1980S</meta:editing-duration>
    <meta:document-statistic meta:page-count="1" meta:paragraph-count="1" meta:word-count="76" meta:character-count="524" meta:row-count="3" meta:non-whitespace-character-count="449"/>
  </office:meta>
</office:document-meta>
</file>